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YuGothic, 'Hiragino Kaku Gothic Pro', Meiry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333333" style:font-name="Lato" fo:font-size="13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000000" style:font-name="Lato" fo:letter-spacing="normal" fo:font-style="normal" fo:font-weight="bold"/>
    </style:style>
    <style:style style:name="T1" style:family="text">
      <style:text-properties fo:font-variant="normal" fo:text-transform="none" fo:color="#333333" style:font-name="Lato" fo:font-size="13.5pt" fo:letter-spacing="normal" fo:font-style="normal" fo:font-weight="normal"/>
    </style:style>
    <style:style style:name="T2" style:family="text">
      <style:text-properties fo:font-variant="normal" fo:text-transform="none" fo:color="#2196f3" style:text-line-through-style="none" style:text-line-through-type="none" style:font-name="Lato" fo:font-size="13.5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reunião-de-oração"/>REUNIÃO DE ORAÇÃO</text:h>
      <text:p text:style-name="P1"><text:span text:style-name="T1">Necessitamos orar pela reunião de oração; assisti-la e orar, não como meros espectadores, mas como membros do corpo de Cristo, entrando ao trono da graça juntamente com os demais reunidos (</text:span><text:a xlink:type="simple" xlink:href="http://bibliaonline.com.br/acf/hb/4/16" text:style-name="Internet_20_link" text:visited-style-name="Visited_20_Internet_20_Link"><text:span text:style-name="T2">Hebreus 4:16</text:span></text:a><text:span text:style-name="T1">).</text:span></text:p>
      <text:p text:style-name="P2">Necessitamos resistir a toda fraqueza e cansaço; a presente graça sacerdotal de Cristo pode nos elevar sobre todo espírito mau.</text:p>
      <text:p text:style-name="P1"><text:span text:style-name="T1">Mas se você se põe a dormir na reunião, sussurra e ora com os dentes cerrados, com as mãos sobre o rosto a cobrirem sua boca, tal oração é injusta, porque provoca a carne dos demais que ficam se esforçando para conseguir ouvi-lo, o que os cansa e aborrece. Ore brevemente, considerando as crianças, os velhos e enfermos que também estão de joelhos. Seja claro e breve como Moisés em Números</text:span><text:a xlink:type="simple" xlink:href="http://bibliaonline.com.br/acf/nm/12/13" text:style-name="Internet_20_link" text:visited-style-name="Visited_20_Internet_20_Link"><text:span text:style-name="T2"> 12:13</text:span></text:a><text:span text:style-name="T1">: “Ó Deus, rogo-te que a cures.”</text:span></text:p>
      <text:p text:style-name="P1"><text:span text:style-name="T1">Também em </text:span><text:a xlink:type="simple" xlink:href="http://bibliaonline.com.br/acf/1cr/4/10" text:style-name="Internet_20_link" text:visited-style-name="Visited_20_Internet_20_Link"><text:span text:style-name="T2">I Crônicas 4:10</text:span></text:a><text:span text:style-name="T1"> lemos, “Se me abençoares muitíssimo, e meus termos amplificares, e a tua mão for comigo, e fizeres que do mal não seja aflito!…” Estas orações são, ambas, claras e breves. Considere como é cruel vagar desde Dã até Berseba (regiões de Israel, uma ao norte e outra ao sul) e tornar a voltar, fatigando as pessoas, já cansadas pelo trabalho cotidiano. Certa ocasião um irmão disse a outro: “Sua oração me colocou em uma santa disposição mental, mas… a mesma oração me tirou dela.”</text:span></text:p>
      <text:p text:style-name="P2">A oração mais longa no Novo Testamento se encontra no capítulo 17 do evangelho de João, onde o Filho se dirige ao Pai; e provavelmente tomou somente cinco minutos.</text:p>
      <text:p text:style-name="P2">Evite a crítica; se eu me sinto com espírito crítico enquanto outros oram, é porque meu próprio espírito não está em contato com a mente de Deus. Guarde-se de toda oração “teológica” (em que se fica expondo doutrinas, princípios, etc.). O irmão J. N. Darby disse certa vez: “…esse tipo de oração é uma iniquidade.” Se pretendemos orar para mostrar nosso conhecimento, não estamos orando a Deus.</text:p>
      <text:p text:style-name="P2"><text:soft-page-break/>Mantenha seus olhos fechados, mas não durma. Dormir em qualquer das reuniões é grande desonra ao Senhor, e os que fazem tal coisa devem ser admoestados por sua maneira indecente e sem reverência. Descanse no Senhor e pacientemente espere nEle; o Senhor organizará todas as coisas em seu devido tempo.</text:p>
      <text:p text:style-name="P2">Orar para que as pessoas ouçam é algo perverso, porque fazemos que estamos orando a Deus, enquanto estamos pregando aos homens. “Mas faça-se tudo decentemente e com ordem” (I Co. 14:40).</text:p>
      <text:p text:style-name="P2">Autor desconhecid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YuGothic, 'Hiragino Kaku Gothic Pro', Meiry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3:06:41.705966748</meta:creation-date>
    <dc:date>2019-04-04T23:07:22.973414379</dc:date>
    <meta:editing-duration>PT4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401" meta:character-count="2339" meta:non-whitespace-character-count="1948"/>
  </office:meta>
</office:document-meta>
</file>